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eoletters1" svg:font-family="neoletters"/>
    <style:font-face style:name="Liberation Mono" svg:font-family="'Liberation Mono'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eoletters" svg:font-family="neoletter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6pt" officeooo:rsid="00188b3f" officeooo:paragraph-rsid="00188b3f" style:font-size-asian="14pt" style:font-size-complex="16pt"/>
    </style:style>
    <style:style style:name="P2" style:family="paragraph" style:parent-style-name="Text_20_body">
      <style:paragraph-properties fo:text-align="start" style:justify-single-word="false"/>
      <style:text-properties fo:font-size="16pt" officeooo:rsid="00188b3f" officeooo:paragraph-rsid="00188b3f" style:font-size-asian="14pt" style:font-size-complex="16pt"/>
    </style:style>
    <style:style style:name="P3" style:family="paragraph" style:parent-style-name="Text_20_body">
      <style:paragraph-properties fo:text-align="justify" style:justify-single-word="false"/>
      <style:text-properties fo:font-size="16pt" officeooo:rsid="001b74af" officeooo:paragraph-rsid="001b74af" style:font-size-asian="14pt" style:font-size-complex="16pt"/>
    </style:style>
    <style:style style:name="P4" style:family="paragraph" style:parent-style-name="Text_20_body">
      <style:paragraph-properties fo:text-align="justify" style:justify-single-word="false"/>
      <style:text-properties fo:font-size="16pt" fo:font-weight="bold" officeooo:rsid="001d52a2" officeooo:paragraph-rsid="001d52a2" style:font-size-asian="14pt" style:font-weight-asian="bold" style:font-size-complex="16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ize="16pt" fo:font-weight="bold" officeooo:rsid="001fd1b0" officeooo:paragraph-rsid="001fd1b0" style:font-size-asian="14pt" style:font-weight-asian="bold" style:font-size-complex="16pt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size="14pt" officeooo:rsid="00188b3f" officeooo:paragraph-rsid="00217ed7" style:font-size-asian="14pt" style:font-size-complex="14pt"/>
    </style:style>
    <style:style style:name="P7" style:family="paragraph" style:parent-style-name="Text_20_body">
      <style:paragraph-properties fo:text-align="justify" style:justify-single-word="false"/>
      <style:text-properties fo:font-size="14pt" officeooo:rsid="001b74af" officeooo:paragraph-rsid="001ee9bd" style:font-size-asian="12.25pt" style:font-size-complex="14pt"/>
    </style:style>
    <style:style style:name="P8" style:family="paragraph" style:parent-style-name="Text_20_body">
      <style:paragraph-properties fo:text-align="justify" style:justify-single-word="false"/>
      <style:text-properties fo:font-size="14pt" fo:font-weight="normal" officeooo:rsid="001fd1b0" officeooo:paragraph-rsid="00217ed7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ize="14pt" fo:font-weight="normal" officeooo:rsid="00217ed7" officeooo:paragraph-rsid="00217ed7" style:font-size-asian="12.25pt" style:font-weight-asian="normal" style:font-size-complex="14pt" style:font-weight-complex="normal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Liberation Mono" fo:font-size="14pt" officeooo:rsid="001ee9bd" officeooo:paragraph-rsid="001ee9bd" style:font-size-asian="12.25pt" style:font-size-complex="14pt"/>
    </style:style>
    <style:style style:name="P11" style:family="paragraph" style:parent-style-name="Title">
      <style:text-properties fo:font-size="18pt" officeooo:rsid="00188b3f" officeooo:paragraph-rsid="00188b3f" style:font-size-asian="15.75pt" style:font-size-complex="18pt"/>
    </style:style>
    <style:style style:name="T1" style:family="text">
      <style:text-properties officeooo:rsid="001a3de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d1b0" style:font-weight-asian="bold" style:font-weight-complex="bold"/>
    </style:style>
    <style:style style:name="T5" style:family="text">
      <style:text-properties officeooo:rsid="001ee9bd"/>
    </style:style>
    <style:style style:name="T6" style:family="text">
      <style:text-properties style:font-name="Liberation Serif1"/>
    </style:style>
    <style:style style:name="T7" style:family="text">
      <style:text-properties officeooo:rsid="001fd1b0"/>
    </style:style>
    <style:style style:name="T8" style:family="text">
      <style:text-properties officeooo:rsid="00208874"/>
    </style:style>
    <style:style style:name="T9" style:family="text">
      <style:text-properties officeooo:rsid="00217e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re War</text:p>
      <text:p text:style-name="P1">Marcin Puc, Piotr Komorowski</text:p>
      <text:p text:style-name="P1"/>
      <text:p text:style-name="P2"><text:span text:style-name="T3">1. Opis projektu</text:span></text:p>
      <text:p text:style-name="P6">Core War to gra w której dwa współbieżnie działając<text:span text:style-name="T1">e</text:span> program<text:span text:style-name="T1">y</text:span> rywalizuj<text:span text:style-name="T1">ą</text:span> ze sobą we współdzielonej przestrzenii pamięciowej („Core”) wirtualnego komputera. W celu pokonania przeciwnika należy zmusić jego program do wykonania specjalnej instrukcji lub niedozwolonej operacji.</text:p>
      <text:p text:style-name="P6"><text:span text:style-name="T1">Programy realizowane są w specjalnym pseudoasemblerowym języku, który udostępnia zbiór instrukcji realizujących operacje na pamięci. Gracz chcący wziąć udział w pojedynku musi napisać program („wojownika”) w udostępnionym języku, skompilować i uruchomić w maszynie wirtualnej. W ramach realizacji projektu zostanie stworzony język, kompilator i maszyna wirtualna.</text:span></text:p>
      <text:p text:style-name="P5">2. Założenia wstępne</text:p>
      <text:p text:style-name="P8">Wirtualny komputer obsługujący grę składa się z bloku pamięci, w którego komórkach zapisane są instrukcje. Blok ten jest cykliczny, tj. po ostatniej komórce następuje przejście do pierwszej komórki bloku. <text:span text:style-name="T9">Programy ładowane są do bloku w losowo wybranych pozycjach.</text:span> <text:span text:style-name="T8">W trakcie wykonywania programu dostępne jest wyłącznie adresowanie względne – nie można się odwołać do adresu bezwględnego danej komórki.</text:span></text:p>
      <text:p text:style-name="P8"><text:span text:style-name="T8">Każdy wykonywany program składa się z jednego lub więcej procesów, gdzie proces definiujemy jako wskaźnik na komórkę bloku. Procesy dla każdego programu są przechowywane w kolejkach i wywoływane naprzemiennie. „Wojownik” przegrywa gdy wszystkie jego procesy zostaną usunięte z kolejki.</text:span></text:p>
      <text:p text:style-name="P9">Instrukcje programu składają się z trzech głównych części: <text:span text:style-name="T2">kodu operacji</text:span>, <text:span text:style-name="T2">pola A</text:span> i <text:span text:style-name="T2">pola B</text:span>.</text:p>
      <text:p text:style-name="P3"><text:span text:style-name="T4">3</text:span><text:span text:style-name="T3">. Język programowania</text:span></text:p>
      <text:p text:style-name="P7">W oryginalnej wersji gry programy są pisane w stworzonym przez D. G. Jonesa i A. K. Dewdneya języku <text:span text:style-name="T2">„Redcode”</text:span>. Jego zbiór instrukcji i składnia posłużą jako wzorzec w tym projekcie.</text:p>
      <text:p text:style-name="P7"><text:span text:style-name="T5">Przykładowe instrukcje:</text:span></text:p>
      <text:list xml:id="list1995608632017738828" text:style-name="L1">
        <text:list-item>
          <text:p text:style-name="P10">MOV –<text:span text:style-name="T6"> przenoszenie danych w pamięci</text:span></text:p>
        </text:list-item>
        <text:list-item>
          <text:p text:style-name="P10">ADD –<text:span text:style-name="T6"> dodawanie liczb</text:span></text:p>
        </text:list-item>
        <text:list-item>
          <text:p text:style-name="P10"><text:soft-page-break/>MUL –<text:span text:style-name="T6"> mnożenie liczb</text:span></text:p>
        </text:list-item>
        <text:list-item>
          <text:p text:style-name="P10">JMP –<text:span text:style-name="T6"> skok do innej instrukcji</text:span></text:p>
        </text:list-item>
        <text:list-item>
          <text:p text:style-name="P10">FRK –<text:span text:style-name="T6"> stworzenie nowego procesu</text:span></text:p>
        </text:list-item>
        <text:list-item>
          <text:p text:style-name="P10">KIL –<text:span text:style-name="T6"> zakończenie działania obecnie wykonywanego procesu</text:span></text:p>
        </text:list-item>
      </text:list>
      <text:p text:style-name="P4"><text:span text:style-name="T7">4</text:span>. Kompilator</text:p>
      <text:p text:style-name="P4"><text:span text:style-name="T7">5</text:span>. Maszyna wirtual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eoletters1" svg:font-family="neoletters"/>
    <style:font-face style:name="Liberation Mono" svg:font-family="'Liberation Mono'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eoletters" svg:font-family="neoletter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neoletter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neoletter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eoletters" style:font-family-complex="neoletter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00%" style:writing-mode="page"/>
    </style:style>
    <style:style style:name="List" style:family="paragraph" style:parent-style-name="Text_20_body" style:class="list">
      <style:text-properties style:font-size-asian="12pt" style:font-name-complex="neoletters1" style:font-family-complex="neoletter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eoletters1" style:font-family-complex="neoletter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eoletters1" style:font-family-complex="neoletter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6:35:23.650266465</meta:creation-date>
    <dc:date>2017-03-19T18:11:09.681276543</dc:date>
    <meta:editing-duration>PT21M</meta:editing-duration>
    <meta:editing-cycles>3</meta:editing-cycles>
    <meta:generator>LibreOffice/5.2.6.2$Linux_X86_64 LibreOffice_project/20m0$Build-2</meta:generator>
    <meta:document-statistic meta:table-count="0" meta:image-count="0" meta:object-count="0" meta:page-count="2" meta:paragraph-count="20" meta:word-count="274" meta:character-count="1944" meta:non-whitespace-character-count="1689"/>
  </office:meta>
</office:document-meta>
</file>